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2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Issue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Ke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Uncanny X-Men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VG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Amazing Spider-Man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string">
            <text:p>VF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X-For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M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Aveng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Iron Man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VG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Fantastic Four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G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Detective Comic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M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Batman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string">
            <text:p>VF</text:p>
          </table:table-cell>
          <table:table-cell office:value-type="string">
            <text:p>Yes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9/07/2024</text:date>, <text:time>18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24-09-07T16:48:39</meta:creation-date>
    <meta:generator>OpenOffice/4.1.14$Unix OpenOffice.org_project/4114m1$Build-9811</meta:generator>
    <dc:date>2024-09-07T18:51:33</dc:date>
    <dc:creator>Stephen </dc:creator>
    <meta:editing-duration>PT31M13S</meta:editing-duration>
    <meta:editing-cycles>2</meta:editing-cycles>
    <meta:document-statistic meta:table-count="3" meta:cell-count="45" meta:object-count="0"/>
  </office:meta>
</office:document-meta>
</file>